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ockitoSessionBuilder.initMocks( Object testClassInsta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MockitoSessionBuilder.strictness( Strictness strict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MockitoSessionBuilder.startMockin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MockitoSessionBuilder.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MockitoSessionBuilder.initMocks( Object ... testClassInstanc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MockitoSessionBuilder.logger( MockitoSession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